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670000051672083BA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797cm" svg:height="19.812cm" svg:x="1.541cm" svg:y="0.774cm">
          <draw:image xlink:href="Pictures/10000000000006670000051672083BA7.png" xlink:type="simple" xlink:show="embed" xlink:actuate="onLoad">
            <text:p/>
          </draw:image>
        </draw:frame>
        <draw:line draw:style-name="gr2" draw:text-style-name="P1" draw:layer="layout" svg:x1="13.081cm" svg:y1="14.224cm" svg:x2="2.667cm" svg:y2="14.224cm">
          <text:p/>
        </draw:line>
        <draw:line draw:style-name="gr2" draw:text-style-name="P1" draw:layer="layout" svg:x1="17.637cm" svg:y1="1.281cm" svg:x2="25.765cm" svg:y2="1.281cm">
          <text:p/>
        </draw:line>
        <draw:line draw:style-name="gr2" draw:text-style-name="P1" draw:layer="layout" svg:x1="18.907cm" svg:y1="9.79cm" svg:x2="25.638cm" svg:y2="9.79cm">
          <text:p/>
        </draw:line>
        <draw:line draw:style-name="gr2" draw:text-style-name="P1" draw:layer="layout" svg:x1="15.24cm" svg:y1="14.224cm" svg:x2="25.654cm" svg:y2="14.224cm">
          <text:p/>
        </draw:line>
        <draw:line draw:style-name="gr2" draw:text-style-name="P1" draw:layer="layout" svg:x1="15.224cm" svg:y1="16.875cm" svg:x2="25.638cm" svg:y2="16.875cm">
          <text:p/>
        </draw:line>
        <draw:line draw:style-name="gr2" draw:text-style-name="P1" draw:layer="layout" svg:x1="15.224cm" svg:y1="17.383cm" svg:x2="25.638cm" svg:y2="17.383cm">
          <text:p/>
        </draw:line>
        <draw:line draw:style-name="gr2" draw:text-style-name="P1" draw:layer="layout" svg:x1="17.383cm" svg:y1="19.923cm" svg:x2="25.638cm" svg:y2="19.923cm">
          <text:p/>
        </draw:line>
        <draw:frame draw:style-name="gr3" draw:layer="layout" svg:width="1.662cm" svg:height="0.962cm" svg:x="4.937cm" svg:y="7.35cm">
          <draw:text-box>
            <text:p>Cup</text:p>
          </draw:text-box>
        </draw:frame>
        <draw:frame draw:style-name="gr3" draw:layer="layout" svg:width="2.513cm" svg:height="0.962cm" svg:x="4.429cm" svg:y="16.802cm">
          <draw:text-box>
            <text:p>Bottom</text:p>
          </draw:text-box>
        </draw:frame>
        <draw:frame draw:style-name="gr3" draw:text-style-name="P2" draw:layer="layout" svg:width="1.328cm" svg:height="0.806cm" svg:x="18.468cm" svg:y="18.272cm">
          <draw:text-box>
            <text:p text:style-name="P2"><text:span text:style-name="T1">Bell</text:span></text:p>
          </draw:text-box>
        </draw:frame>
        <draw:frame draw:style-name="gr3" draw:text-style-name="P2" draw:layer="layout" svg:width="1.632cm" svg:height="0.806cm" svg:x="18.291cm" svg:y="19.796cm">
          <draw:text-box>
            <text:p><text:span text:style-name="T1">Base</text:span></text:p>
          </draw:text-box>
        </draw:frame>
        <draw:frame draw:style-name="gr3" draw:text-style-name="P2" draw:layer="layout" svg:width="1.658cm" svg:height="0.806cm" svg:x="18.272cm" svg:y="16.748cm">
          <draw:text-box>
            <text:p><text:span text:style-name="T1">Bead</text:span></text:p>
          </draw:text-box>
        </draw:frame>
        <draw:frame draw:style-name="gr3" draw:text-style-name="P2" draw:layer="layout" svg:width="1.658cm" svg:height="0.806cm" svg:x="18.265cm" svg:y="15.18cm">
          <draw:text-box>
            <text:p><text:span text:style-name="T1">Stem</text:span></text:p>
          </draw:text-box>
        </draw:frame>
        <draw:frame draw:style-name="gr3" draw:text-style-name="P3" draw:layer="layout" svg:width="1.852cm" svg:height="1.361cm" svg:x="18.907cm" svg:y="11.287cm">
          <draw:text-box>
            <text:p text:style-name="P1"><text:span text:style-name="T1">Lower</text:span></text:p>
            <text:p text:style-name="P1"><text:span text:style-name="T1">Cup</text:span></text:p>
          </draw:text-box>
        </draw:frame>
        <draw:frame draw:style-name="gr3" draw:text-style-name="P3" draw:layer="layout" svg:width="1.852cm" svg:height="1.361cm" svg:x="18.793cm" svg:y="4.575cm">
          <draw:text-box>
            <text:p text:style-name="P1"><text:span text:style-name="T1">Upper</text:span></text:p>
            <text:p text:style-name="P1"><text:span text:style-name="T1">Cup</text:span></text:p>
          </draw:text-box>
        </draw:frame>
        <draw:frame draw:style-name="gr3" draw:text-style-name="P2" draw:layer="layout" svg:width="1.162cm" svg:height="0.806cm" svg:x="19.015cm" svg:y="0.602cm">
          <draw:text-box>
            <text:p><text:span text:style-name="T1">Lip</text:span></text:p>
          </draw:text-box>
        </draw:frame>
        <draw:frame draw:style-name="gr3" draw:text-style-name="P2" draw:layer="layout" svg:width="0.828cm" svg:height="0.924cm" svg:x="15.264cm" svg:y="0.857cm">
          <draw:text-box>
            <text:p text:style-name="P2"><text:span text:style-name="T2">r</text:span><text:span text:style-name="T3">o</text:span></text:p>
          </draw:text-box>
        </draw:frame>
        <draw:line draw:style-name="gr2" draw:text-style-name="P1" draw:layer="layout" svg:x1="14.159cm" svg:y1="0.948cm" svg:x2="14.159cm" svg:y2="21.066cm">
          <text:p/>
        </draw:line>
        <draw:line draw:style-name="gr4" draw:text-style-name="P1" draw:layer="layout" svg:x1="15.478cm" svg:y1="1.254cm" svg:x2="14.208cm" svg:y2="1.254cm">
          <text:p/>
        </draw:line>
        <draw:line draw:style-name="gr4" draw:text-style-name="P1" draw:layer="layout" svg:x1="15.859cm" svg:y1="1.254cm" svg:x2="17.129cm" svg:y2="1.254cm">
          <text:p/>
        </draw:line>
        <draw:frame draw:style-name="gr3" draw:text-style-name="P4" draw:layer="layout" svg:width="1.082cm" svg:height="0.924cm" svg:x="24.429cm" svg:y="5.064cm">
          <draw:text-box>
            <text:p text:style-name="P4"><text:span text:style-name="T4">h</text:span><text:span text:style-name="T3">uc</text:span></text:p>
          </draw:text-box>
        </draw:frame>
        <draw:line draw:style-name="gr4" draw:text-style-name="P1" draw:layer="layout" svg:x1="25.003cm" svg:y1="5.091cm" svg:x2="25.003cm" svg:y2="1.281cm">
          <text:p/>
        </draw:line>
        <draw:line draw:style-name="gr2" draw:text-style-name="P1" draw:layer="layout" svg:x1="17.129cm" svg:y1="1.254cm" svg:x2="17.129cm" svg:y2="0.619cm">
          <text:p/>
        </draw:line>
        <draw:line draw:style-name="gr2" draw:text-style-name="P1" draw:layer="layout" svg:x1="17.383cm" svg:y1="1.254cm" svg:x2="17.383cm" svg:y2="0.619cm">
          <text:p/>
        </draw:line>
        <draw:line draw:style-name="gr4" draw:text-style-name="P1" draw:layer="layout" svg:x1="16.24cm" svg:y1="0.873cm" svg:x2="17.129cm" svg:y2="0.873cm">
          <text:p/>
        </draw:line>
        <draw:line draw:style-name="gr4" draw:text-style-name="P1" draw:layer="layout" svg:x1="18.272cm" svg:y1="0.873cm" svg:x2="17.383cm" svg:y2="0.873cm">
          <text:p/>
        </draw:line>
        <draw:frame draw:style-name="gr5" draw:text-style-name="P4" draw:layer="layout" svg:width="1.023cm" svg:height="0.924cm" svg:x="16.868cm" svg:y="-0.045cm">
          <draw:text-box>
            <text:p text:style-name="P2"><text:span text:style-name="T4">w</text:span><text:span text:style-name="T3">g</text:span></text:p>
          </draw:text-box>
        </draw:frame>
        <draw:line draw:style-name="gr4" draw:text-style-name="P1" draw:layer="layout" svg:x1="25.003cm" svg:y1="5.98cm" svg:x2="25.003cm" svg:y2="9.79cm">
          <text:p/>
        </draw:line>
        <draw:frame draw:style-name="gr3" draw:text-style-name="P4" draw:layer="layout" svg:width="0.984cm" svg:height="0.924cm" svg:x="24.495cm" svg:y="11.633cm">
          <draw:text-box>
            <text:p text:style-name="P4"><text:span text:style-name="T4">h</text:span><text:span text:style-name="T3">lc</text:span></text:p>
          </draw:text-box>
        </draw:frame>
        <draw:line draw:style-name="gr4" draw:text-style-name="P1" draw:layer="layout" svg:x1="25.003cm" svg:y1="11.695cm" svg:x2="25.003cm" svg:y2="9.79cm">
          <text:p/>
        </draw:line>
        <draw:line draw:style-name="gr4" draw:text-style-name="P1" draw:layer="layout" svg:x1="25.003cm" svg:y1="12.457cm" svg:x2="25.003cm" svg:y2="13.97cm">
          <text:p/>
        </draw:line>
        <draw:frame draw:style-name="gr3" draw:text-style-name="P2" draw:layer="layout" svg:width="0.811cm" svg:height="0.924cm" svg:x="15.969cm" svg:y="9.374cm">
          <draw:text-box>
            <text:p text:style-name="P2"><text:span text:style-name="T2">r</text:span><text:span text:style-name="T3">c</text:span></text:p>
          </draw:text-box>
        </draw:frame>
        <draw:line draw:style-name="gr4" draw:text-style-name="P1" draw:layer="layout" svg:x1="16.621cm" svg:y1="9.79cm" svg:x2="18.399cm" svg:y2="9.79cm">
          <text:p/>
        </draw:line>
        <draw:line draw:style-name="gr4" draw:text-style-name="P1" draw:layer="layout" svg:x1="16.113cm" svg:y1="9.79cm" svg:x2="14.208cm" svg:y2="9.79cm">
          <text:p/>
        </draw:line>
        <draw:frame draw:style-name="gr3" draw:text-style-name="P4" draw:layer="layout" svg:width="0.921cm" svg:height="0.924cm" svg:x="24.4cm" svg:y="15.189cm">
          <draw:text-box>
            <text:p text:style-name="P4"><text:span text:style-name="T4">h</text:span><text:span text:style-name="T3">s</text:span></text:p>
          </draw:text-box>
        </draw:frame>
        <draw:frame draw:style-name="gr3" draw:text-style-name="P4" draw:layer="layout" svg:width="1.099cm" svg:height="0.924cm" svg:x="23.13cm" svg:y="16.621cm">
          <draw:text-box>
            <text:p text:style-name="P4"><text:span text:style-name="T4">h</text:span><text:span text:style-name="T3">bd</text:span></text:p>
          </draw:text-box>
        </draw:frame>
        <draw:line draw:style-name="gr2" draw:text-style-name="P1" draw:layer="layout" svg:x1="17.383cm" svg:y1="20.204cm" svg:x2="18.399cm" svg:y2="20.204cm">
          <text:p/>
        </draw:line>
        <draw:frame draw:style-name="gr3" draw:text-style-name="P4" draw:layer="layout" svg:width="1.001cm" svg:height="0.924cm" svg:x="24.527cm" svg:y="18.237cm">
          <draw:text-box>
            <text:p text:style-name="P4"><text:span text:style-name="T4">h</text:span><text:span text:style-name="T3">bl</text:span></text:p>
          </draw:text-box>
        </draw:frame>
        <draw:frame draw:style-name="gr3" draw:text-style-name="P4" draw:layer="layout" svg:width="1.082cm" svg:height="0.924cm" svg:x="23.13cm" svg:y="19.796cm">
          <draw:text-box>
            <text:p text:style-name="P4"><text:span text:style-name="T4">h</text:span><text:span text:style-name="T3">bs</text:span></text:p>
          </draw:text-box>
        </draw:frame>
        <draw:line draw:style-name="gr2" draw:text-style-name="P1" draw:layer="layout" svg:x1="19.923cm" svg:y1="20.204cm" svg:x2="23.225cm" svg:y2="20.204cm">
          <text:p/>
        </draw:line>
        <draw:line draw:style-name="gr2" draw:text-style-name="P1" draw:layer="layout" svg:x1="23.987cm" svg:y1="20.204cm" svg:x2="25.638cm" svg:y2="20.204cm">
          <text:p/>
        </draw:line>
        <draw:line draw:style-name="gr4" draw:text-style-name="P1" draw:layer="layout" svg:x1="23.098cm" svg:y1="21.22cm" svg:x2="23.098cm" svg:y2="20.204cm">
          <text:p/>
        </draw:line>
        <draw:line draw:style-name="gr4" draw:text-style-name="P1" draw:layer="layout" svg:x1="23.098cm" svg:y1="19.034cm" svg:x2="23.098cm" svg:y2="19.923cm">
          <text:p/>
        </draw:line>
        <draw:line draw:style-name="gr4" draw:text-style-name="P1" draw:layer="layout" svg:x1="23.098cm" svg:y1="18.272cm" svg:x2="23.098cm" svg:y2="17.383cm">
          <text:p/>
        </draw:line>
        <draw:line draw:style-name="gr4" draw:text-style-name="P1" draw:layer="layout" svg:x1="23.098cm" svg:y1="15.859cm" svg:x2="23.098cm" svg:y2="16.875cm">
          <text:p/>
        </draw:line>
        <draw:line draw:style-name="gr4" draw:text-style-name="P1" draw:layer="layout" svg:x1="25.003cm" svg:y1="15.251cm" svg:x2="25.003cm" svg:y2="14.235cm">
          <text:p/>
        </draw:line>
        <draw:line draw:style-name="gr4" draw:text-style-name="P1" draw:layer="layout" svg:x1="25.003cm" svg:y1="16.113cm" svg:x2="25.003cm" svg:y2="16.875cm">
          <text:p/>
        </draw:line>
        <draw:line draw:style-name="gr4" draw:text-style-name="P1" draw:layer="layout" svg:x1="25.003cm" svg:y1="18.399cm" svg:x2="25.003cm" svg:y2="17.383cm">
          <text:p/>
        </draw:line>
        <draw:line draw:style-name="gr4" draw:text-style-name="P1" draw:layer="layout" svg:x1="25.003cm" svg:y1="19.161cm" svg:x2="25.003cm" svg:y2="19.923cm">
          <text:p/>
        </draw:line>
        <draw:line draw:style-name="gr4" draw:text-style-name="P1" draw:layer="layout" svg:x1="14.208cm" svg:y1="17.029cm" svg:x2="15.113cm" svg:y2="17.045cm">
          <text:p/>
        </draw:line>
        <draw:frame draw:style-name="gr3" draw:text-style-name="P4" draw:layer="layout" svg:width="1.184cm" svg:height="0.924cm" svg:x="13.192cm" svg:y="16.494cm">
          <draw:text-box>
            <text:p text:style-name="P4"><text:span text:style-name="T2">R</text:span><text:span text:style-name="T3">bd</text:span></text:p>
          </draw:text-box>
        </draw:frame>
        <draw:line draw:style-name="gr4" draw:text-style-name="P1" draw:layer="layout" svg:x1="15.451cm" svg:y1="15.532cm" svg:x2="14.562cm" svg:y2="15.532cm">
          <text:p/>
        </draw:line>
        <draw:line draw:style-name="gr4" draw:text-style-name="P1" draw:layer="layout" svg:x1="13.446cm" svg:y1="15.532cm" svg:x2="14.208cm" svg:y2="15.532cm">
          <text:p/>
        </draw:line>
        <draw:frame draw:style-name="gr3" draw:text-style-name="P4" draw:layer="layout" svg:width="0.811cm" svg:height="0.924cm" svg:x="13.954cm" svg:y="15.532cm">
          <draw:text-box>
            <text:p text:style-name="P4"><text:span text:style-name="T2">r</text:span><text:span text:style-name="T3">s</text:span></text:p>
          </draw:text-box>
        </draw:frame>
        <draw:line draw:style-name="gr2" draw:text-style-name="P1" draw:layer="layout" svg:x1="17.129cm" svg:y1="19.796cm" svg:x2="17.129cm" svg:y2="21.066cm">
          <text:p/>
        </draw:line>
        <draw:line draw:style-name="gr2" draw:text-style-name="P1" draw:layer="layout" svg:x1="11.133cm" svg:y1="19.923cm" svg:x2="11.133cm" svg:y2="21.066cm">
          <text:p/>
        </draw:line>
        <draw:frame draw:style-name="gr3" draw:text-style-name="P4" draw:layer="layout" svg:width="0.972cm" svg:height="0.924cm" svg:x="15.097cm" svg:y="20.269cm">
          <draw:text-box>
            <text:p text:style-name="P4"><text:span text:style-name="T2">r</text:span><text:span text:style-name="T3">bs</text:span></text:p>
          </draw:text-box>
        </draw:frame>
        <draw:frame draw:style-name="gr3" draw:text-style-name="P4" draw:layer="layout" svg:width="1.167cm" svg:height="0.924cm" svg:x="12.176cm" svg:y="20.269cm">
          <draw:text-box>
            <text:p text:style-name="P4"><text:span text:style-name="T2">R</text:span><text:span text:style-name="T3">bs</text:span></text:p>
          </draw:text-box>
        </draw:frame>
        <draw:line draw:style-name="gr4" draw:text-style-name="P1" draw:layer="layout" svg:x1="12.303cm" svg:y1="20.59cm" svg:x2="11.176cm" svg:y2="20.574cm">
          <text:p/>
        </draw:line>
        <draw:line draw:style-name="gr4" draw:text-style-name="P1" draw:layer="layout" svg:x1="13.065cm" svg:y1="20.59cm" svg:x2="14.208cm" svg:y2="20.59cm">
          <text:p/>
        </draw:line>
        <draw:line draw:style-name="gr4" draw:text-style-name="P1" draw:layer="layout" svg:x1="15.224cm" svg:y1="20.59cm" svg:x2="14.208cm" svg:y2="20.59cm">
          <text:p/>
        </draw:line>
        <draw:line draw:style-name="gr4" draw:text-style-name="P1" draw:layer="layout" svg:x1="15.859cm" svg:y1="20.59cm" svg:x2="17.129cm" svg:y2="20.59cm">
          <text:p/>
        </draw:line>
        <draw:line draw:style-name="gr4" draw:text-style-name="P1" draw:layer="layout" svg:x1="14.159cm" svg:y1="17.465cm" svg:x2="14.794cm" svg:y2="17.465cm">
          <text:p/>
        </draw:line>
        <draw:frame draw:style-name="gr3" draw:text-style-name="P4" draw:layer="layout" svg:width="0.891cm" svg:height="0.924cm" svg:x="13.319cm" svg:y="17.094cm">
          <draw:text-box>
            <text:p text:style-name="P4"><text:span text:style-name="T2">r</text:span><text:span text:style-name="T3">bl</text:span></text:p>
          </draw:text-box>
        </draw:frame>
        <draw:line draw:style-name="gr2" draw:text-style-name="P1" draw:layer="layout" svg:x1="13.589cm" svg:y1="13.997cm" svg:x2="25.654cm" svg:y2="13.9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31T00:38:28.109982927</dc:date>
    <meta:generator>LibreOffice/4.2.8.2$Linux_X86_64 LibreOffice_project/420m0$Build-2</meta:generator>
    <meta:editing-duration>PT1H26M30S</meta:editing-duration>
    <meta:editing-cycles>5</meta:editing-cycles>
    <meta:document-statistic meta:object-count="66"/>
  </office:meta>
</office:document-meta>
</file>